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613" officeooo:paragraph-rsid="001ce613"/>
    </style:style>
    <style:style style:name="P2" style:family="paragraph" style:parent-style-name="Standard">
      <style:text-properties fo:font-weight="bold" officeooo:rsid="001ce613" officeooo:paragraph-rsid="001ce613" style:font-weight-asian="bold" style:font-weight-complex="bold"/>
    </style:style>
    <style:style style:name="P3" style:family="paragraph" style:parent-style-name="Standard">
      <style:text-properties fo:font-weight="bold" officeooo:rsid="001e43bb" officeooo:paragraph-rsid="001e43bb" style:font-weight-asian="bold" style:font-weight-complex="bold"/>
    </style:style>
    <style:style style:name="P4" style:family="paragraph" style:parent-style-name="Standard">
      <style:text-properties fo:font-weight="normal" officeooo:rsid="001e43bb" officeooo:paragraph-rsid="001e43b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ZUCANIE NA GITHUBA</text:p>
      <text:p text:style-name="P3"/>
      <text:p text:style-name="P4">1.Najpierw trzeba przejść do katalogu, w którym jest projekt i katalog ".git" wpisując np.:</text:p>
      <text:p text:style-name="P4">cd /media/sf_php_projekty/prework/Prework_CSS_Coderslab (tabulator podpowiada)</text:p>
      <text:p text:style-name="P4">2.Commitujemy zmiany instrukcją:</text:p>
      <text:p text:style-name="P4">git commit -am "task 1-2" (w cudzysłowie wpisujemy komentarza do naniesionych zmian)</text:p>
      <text:p text:style-name="P4">3.Wrzucamy zmiany na githuba</text:p>
      <text:p text:style-name="P4">git push origin master</text:p>
      <text:p text:style-name="P4"/>
      <text:p text:style-name="P4"/>
      <text:p text:style-name="P4">Przydatne:</text:p>
      <text:p text:style-name="P4"/>
      <text:p text:style-name="P4">git branch - pokaże nam z której gałęzi korzystamy</text:p>
      <text:p text:style-name="P4">git remote show origin - pokazuje, gdzie będą wypychane zmiany na githuba</text:p>
      <text:p text:style-name="P4">git clone git@github.com:wojtekszydlowski/Prework_CSS_CodersLab.git - klonujemy repozytorium z Githuba na swój komputer (aby wkleić skopiowany link z githuba należy dać SHIFT + (FN) + Instert)</text:p>
      <text:p text:style-name="P2"/>
      <text:p text:style-name="P2">LINUX (UNBUNTU)</text:p>
      <text:p text:style-name="P1"/>
      <text:p text:style-name="P1">Ctrl + h - pokazuje/ukrywa ukryte katalogi</text:p>
      <text:p text:style-name="P1">Ctrl + Alt + t - wywołanie terminala</text:p>
      <text:p text:style-name="P1"/>
      <text:p text:style-name="P1">mkdir nazwa_katalogu - tworzy katalog 'nazwa_katalogu' w bieżącym katalogu</text:p>
      <text:p text:style-name="P1">mkdir nazwa_katalogu/podkatalog - tworzy katalog 'podkatalog' w katalogu 'nazwa_katalogu'</text:p>
      <text:p text:style-name="P1">touch nazwa_pliku -&gt; tworzy plik 'nazwa_pliku' w bieżącym katalogu 'nazwa_katalogu'</text:p>
      <text:p text:style-name="P1"/>
      <text:p text:style-name="P1">ls -&gt; pokazuje listę plików i podkatalogów w danym katalogu</text:p>
      <text:p text:style-name="P1">ls -l <text:s/>-&gt; wyświetlenie zawartości katalogu z dodatkowymi informacjami (np. właściciel pliku/katalogu, prawa dostępu)</text:p>
      <text:p text:style-name="P1"/>
      <text:p text:style-name="P1">cd nazwa_katalogu -&gt; wejście do katalogu</text:p>
      <text:p text:style-name="P1">cd / <text:s/>-&gt; wejście do katalogu root</text:p>
      <text:p text:style-name="P1">cd .. <text:s/>-&gt; wejście do katalogu nadrzędnego</text:p>
      <text:p text:style-name="P1"/>
      <text:p text:style-name="P1">rm nazwa_pliku -&gt; usuwanie pliku 'nazwa_pliku'</text:p>
      <text:p text:style-name="P1">rm -r nazwa_katalogu -&gt; usuwanie katalogu nazwa_katalogu i jego podkatalogów</text:p>
      <text:p text:style-name="P1"/>
      <text:p text:style-name="P1">Problem z uruchomieniem dysku z danymi:</text:p>
      <text:p text:style-name="P1">sudo ntfsfix /dev/sdb1</text:p>
      <text:p text:style-name="P1"/>
      <text:p text:style-name="P1"/>
      <text:p text:style-name="P1"/>
      <text:p text:style-name="P2">KONFIGURACJA GITA</text:p>
      <text:p text:style-name="P1"/>
      <text:p text:style-name="P1">Ustalanie użytkownika i adresu email</text:p>
      <text:p text:style-name="P1">git config --global user.name "Imię i nazwisko"</text:p>
      <text:p text:style-name="P1">git config --global user.email "adres email"</text:p>
      <text:p text:style-name="P1"/>
      <text:p text:style-name="P1">ZMIANA EDYTORA TEKSTU NA NANO</text:p>
      <text:p text:style-name="P1">git config --global core.editor nano</text:p>
      <text:p text:style-name="P1"/>
      <text:p text:style-name="P1"><text:soft-page-break/></text:p>
      <text:p text:style-name="P1"/>
      <text:p text:style-name="P2">GENEROWANIE PUBLICZNEGO KLUCZA SSH</text:p>
      <text:p text:style-name="P1"/>
      <text:p text:style-name="P1">ssh-keygen -t rsa -b 4096 -C "your_email@example.com"</text:p>
      <text:p text:style-name="P1">Następnie Enter i wybór hasła.</text:p>
      <text:p text:style-name="P1"/>
      <text:p text:style-name="P1">Tak wygenerowany klucz trzeba dodać ssh-agent</text:p>
      <text:p text:style-name="P1">Sprawdzenie, czy ssh-agent jest dostępny</text:p>
      <text:p text:style-name="P1">eval "$(ssh-agent -s)" / powinno pojawić się coś takiego: Agent pid 4805</text:p>
      <text:p text:style-name="P1"/>
      <text:p text:style-name="P1">Następnie trzeba dodać klucz ssh do agent-ssh:</text:p>
      <text:p text:style-name="P1">ssh-add ~/.ssh/id_rsa</text:p>
      <text:p text:style-name="P1"/>
      <text:p text:style-name="P1"/>
      <text:p text:style-name="P1"/>
      <text:p text:style-name="P1"/>
      <text:p text:style-name="P1"/>
      <text:p text:style-name="P1">Ostatnim krokiem jest dodanie klucza ssh do Githuba:</text:p>
      <text:p text:style-name="P1"/>
      <text:p text:style-name="P1">1.Skopiuj klucz ssh do schowka:</text:p>
      <text:p text:style-name="P1"><text:s/>sudo apt-get install xclip</text:p>
      <text:p text:style-name="P1"># Ściąga i insatluje xclip.</text:p>
      <text:p text:style-name="P1"/>
      <text:p text:style-name="P1">xclip -sel clip &lt; ~/.ssh/id_rsa.pub</text:p>
      <text:p text:style-name="P1"># Kopiuje zawartość pliku id_rsa.pub do schowka</text:p>
      <text:p text:style-name="P1"/>
      <text:p text:style-name="P1">2.Dodanie klucza w Githubie</text:p>
      <text:p text:style-name="P1">Trzeba na ikonce ze zdjęciem zaznaczyć „Settings” a następnie „SSH and GPG keys” i tam dodać nowy klucz wklejając ze schowka zawartość pliku id_rsa.pub i nazywając komputer z którego ten klucz skopiowano (np. Laptop Asus).</text:p>
      <text:p text:style-name="P1"/>
      <text:p text:style-name="P1"/>
      <text:p text:style-name="P2">TWORZENIE LOKALNEGO I ZDALNEGO REPOZYTORIUM</text:p>
      <text:p text:style-name="P1"/>
      <text:p text:style-name="P1">git init</text:p>
      <text:p text:style-name="P1">-utworzy ukryty katalog .git w lokalnym katalogu (na razie puste repozytorium), w którym wywołano git init</text:p>
      <text:p text:style-name="P1"/>
      <text:p text:style-name="P1">Przy tworzeniu lokalnego repozytorium najlepiej od razu wpisać:</text:p>
      <text:p text:style-name="P1">git init</text:p>
      <text:p text:style-name="P1">git add .</text:p>
      <text:p text:style-name="P1">git commit -m 'initial commit'</text:p>
      <text:p text:style-name="P1"/>
      <text:p text:style-name="P1">a następnie wskazać zdalne repozytorium na githubie np.</text:p>
      <text:p text:style-name="P1">git remote add origin https://github.com/wojtekszydlowski/prework.git</text:p>
      <text:p text:style-name="P1">git push origin master </text:p>
      <text:p text:style-name="P1">lub </text:p>
      <text:p text:style-name="P1">git push -u origin master – wtedy gałąź lokalna będzie śledzić jej zdalny odpowiednik </text:p>
      <text:p text:style-name="P1"/>
      <text:p text:style-name="P1">aby sprawdzić jakie repozytorium zdalne jest przyłączone należy wpisać</text:p>
      <text:p text:style-name="P1">git remote -v</text:p>
      <text:p text:style-name="P1"><text:soft-page-break/></text:p>
      <text:p text:style-name="P1"/>
      <text:p text:style-name="P1"/>
      <text:p text:style-name="P2">GIT - IGNOROWANIE PLIKÓW</text:p>
      <text:p text:style-name="P1"/>
      <text:p text:style-name="P1">Stwórz plik .gitignore</text:p>
      <text:p text:style-name="P1">W nim zapisuje się co ma być ignorowane.</text:p>
      <text:p text:style-name="P1">Zasady:</text:p>
      <text:p text:style-name="P1">-Puste linie lub linie rozpoczynające się od # są ignorowane.</text:p>
      <text:p text:style-name="P1">-Działają standardowe wyrażenia glob.</text:p>
      <text:p text:style-name="P1">-Możesz zakończyć wyrażenie znakiem ukośnika (/) aby sprecyzować, że chodzi o katalog.</text:p>
      <text:p text:style-name="P1">-Możesz negować wyrażenia rozpoczynając je wykrzyknikiem (!).</text:p>
      <text:p text:style-name="P1"/>
      <text:p text:style-name="P1">Przykłady:</text:p>
      <text:p text:style-name="P1"># komentarz - ta linia jest ignorowana</text:p>
      <text:p text:style-name="P1"># żadnych plików .a</text:p>
      <text:p text:style-name="P1">*.a</text:p>
      <text:p text:style-name="P1"># ale uwzględniaj lib.a, pomimo ignorowania .a w linijce powyżej</text:p>
      <text:p text:style-name="P1">!lib.a</text:p>
      <text:p text:style-name="P1"># ignoruj plik TODO w katalogu głównym, ale nie podkatalog/TODO</text:p>
      <text:p text:style-name="P1">/TODO</text:p>
      <text:p text:style-name="P1"># ignoruj wszystkie pliki znajdujące się w katalogu build/</text:p>
      <text:p text:style-name="P1">build/</text:p>
      <text:p text:style-name="P1"># ignoruj doc/notatki.txt, ale nie doc/server/arch.txt</text:p>
      <text:p text:style-name="P1">doc/*.txt</text:p>
      <text:p text:style-name="P1">#ignoruj pliki kończące się na .o lub .a</text:p>
      <text:p text:style-name="P1">*.[oa]</text:p>
      <text:p text:style-name="P1">#ignoruj wszystkie pliki, które nazwy kończą się tyldą (~)</text:p>
      <text:p text:style-name="P1">*~</text:p>
      <text:p text:style-name="P1"/>
      <text:p text:style-name="P1"/>
      <text:p text:style-name="P1"/>
      <text:p text:style-name="P1"/>
      <text:p text:style-name="P2">GIT - PODSTAWOWE KOMENDY</text:p>
      <text:p text:style-name="P1">git add -A</text:p>
      <text:p text:style-name="P1">-obejmuje wszystkie pliki i katalogi kontrolą wersji - oznacza je jako śledzone</text:p>
      <text:p text:style-name="P1"/>
      <text:p text:style-name="P1">git add nazwa_pliku</text:p>
      <text:p text:style-name="P1">-obejmuje kontrolą wersji plik nazwa_pliku - oznacza plik do śledzenia</text:p>
      <text:p text:style-name="P1"/>
      <text:p text:style-name="P1">git add *.html - wszystkie pliki html</text:p>
      <text:p text:style-name="P1">git add ?la.txt - wszytskie pliki zaczynające się dowolną literą, a następnie mające w nazwie la.txt</text:p>
      <text:p text:style-name="P1"/>
      <text:p text:style-name="P1">git commit -m "Krótki opis rewizji np. co zmieniono w tej rewizji"</text:p>
      <text:p text:style-name="P1">-umieszczenie zmian w repozytorium git</text:p>
      <text:p text:style-name="P1"/>
      <text:p text:style-name="P1">WAŻNE (tak powinniśmy kończyć pracę - zapisać wszystkie zmiany do repozytorium):</text:p>
      <text:p text:style-name="P1">git add -A</text:p>
      <text:p text:style-name="P1">git commit - m "Krótki opis rewizji np. co zmieniono w tej rewizji"</text:p>
      <text:p text:style-name="P1"/>
      <text:p text:style-name="P1"/>
      <text:p text:style-name="P1"/>
      <text:p text:style-name="P2"><text:soft-page-break/>GIT - SPRAWDZANIE HISTORII REWIZJI</text:p>
      <text:p text:style-name="P1"/>
      <text:p text:style-name="P1">git log</text:p>
      <text:p text:style-name="P1">-sprawdzanie historii rewizji</text:p>
      <text:p text:style-name="P1"/>
      <text:p text:style-name="P1">git log -p -2</text:p>
      <text:p text:style-name="P1">-pokazuje różnice wprowadzone z każdą rewizją ograniczając do ostatnich 2 rewizji</text:p>
      <text:p text:style-name="P1"/>
      <text:p text:style-name="P1">git log --pretty=oneline</text:p>
      <text:p text:style-name="P1">-sprawdza historię rewizji i zapisuje w skróconej wersji w jednej linii</text:p>
      <text:p text:style-name="P1"/>
      <text:p text:style-name="P1">git log --abbrev-commit --pretty=oneline</text:p>
      <text:p text:style-name="P1">-pokazuje skrócone nazwy rewizji</text:p>
      <text:p text:style-name="P1"/>
      <text:p text:style-name="P1">git log --pretty=format:"%h, %ar, %s" <text:s/>(ważne - po format jest : i później bez spacji reszta)</text:p>
      <text:p text:style-name="P1">-pozwala określić własny wygląd i format informacji wyświetlanych poleceniem log - zmienne:</text:p>
      <text:p text:style-name="P1">%H <text:tab/>Suma kontrolna zmiany</text:p>
      <text:p text:style-name="P1">%h <text:tab/>Skrócona suma kontrolna zmiany</text:p>
      <text:p text:style-name="P1">%T <text:tab/>Suma kontrolna drzewa</text:p>
      <text:p text:style-name="P1">%t <text:tab/>Skrócona suma kontrolna drzewa</text:p>
      <text:p text:style-name="P1">%P <text:tab/>Sumy kontrolne rodziców</text:p>
      <text:p text:style-name="P1">%p <text:tab/>Skrócone sumy kontrolne rodziców</text:p>
      <text:p text:style-name="P1">%an <text:tab/>Nazwisko autora</text:p>
      <text:p text:style-name="P1">%ae <text:tab/>Adres e-mail autora</text:p>
      <text:p text:style-name="P1">%ad <text:tab/>Data autora (format respektuje opcję -date=)</text:p>
      <text:p text:style-name="P1">%ar <text:tab/>Względna data autora</text:p>
      <text:p text:style-name="P1">%cn <text:tab/>Nazwisko zatwierdzającego zmiany</text:p>
      <text:p text:style-name="P1">%ce <text:tab/>Adres e-mail zatwierdzającego zmiany</text:p>
      <text:p text:style-name="P1">%cd <text:tab/>Data zatwierdzającego zmiany</text:p>
      <text:p text:style-name="P1">%cr <text:tab/>Data zatwierdzającego zmiany, względna</text:p>
      <text:p text:style-name="P1">%s <text:tab/>Temat</text:p>
      <text:p text:style-name="P1"/>
      <text:p text:style-name="P1">Pozostałe opcje git log:</text:p>
      <text:p text:style-name="P1">-p <text:tab/> <text:s text:c="9"/>Pokaż pod każdą zmianą powiązaną łatkę</text:p>
      <text:p text:style-name="P1">--stat <text:tab/> <text:s text:c="9"/>Pokaż pod każdą zmianą statystyki zmodyfikowanych plików</text:p>
      <text:p text:style-name="P1">--shortstat <text:tab/> <text:s/>Pokaż wyłącznie zmienione/wstawione/usunięte linie z polecenia --stat</text:p>
      <text:p text:style-name="P1">--name-only <text:tab/> <text:s/>Pokaż pod każdą zmianą listę zmodyfikowanych plików</text:p>
      <text:p text:style-name="P1">--name-status <text:tab/> <text:s/>Pokaż listę plików o dodanych/zmodyfikowanych/usuniętych informacjach.</text:p>
      <text:p text:style-name="P1">--abbrev-commit <text:s text:c="2"/>Pokaż tylko pierwsze kilka znaków (zamiast 40-tu) sumy kontrolnej SHA-1.</text:p>
      <text:p text:style-name="P1">--relative-date <text:s text:c="2"/>Pokaż datę w formacie względnym (np. 2 tygodnie temu)</text:p>
      <text:p text:style-name="P1">--graph <text:tab/> <text:s/>Pokaż graf ASCII gałęzi oraz historię scaleń obok wyniku.</text:p>
      <text:p text:style-name="P1">--pretty <text:tab/> <text:s/>Pokaż zatwierdzone zmiany w poprawionym formacie. Dostępne opcje obejmują oneline, short, full, fuller oraz format (gdzie określa własny format)</text:p>
      <text:p text:style-name="P1"/>
      <text:p text:style-name="P1"/>
      <text:p text:style-name="P1"/>
      <text:p text:style-name="P2">GIT - POPRAWKI I COFANIE ZMIAN</text:p>
      <text:p text:style-name="P1"/>
      <text:p text:style-name="P1">git commit --amend</text:p>
      <text:p text:style-name="P1">-poprawka do ostatniej rewizji</text:p>
      <text:p text:style-name="P1"/>
      <text:p text:style-name="P1">git reset HEAD nazwa-pliku</text:p>
      <text:p text:style-name="P1"><text:soft-page-break/>-usuwa plik z poczekalni (np. po tym jak się dodało go do poczekalni git add -A)</text:p>
      <text:p text:style-name="P1"/>
      <text:p text:style-name="P1"/>
      <text:p text:style-name="P1"/>
      <text:p text:style-name="P2">GIT - GAŁĘZIE</text:p>
      <text:p text:style-name="P1"/>
      <text:p text:style-name="P1">git branch</text:p>
      <text:p text:style-name="P1">-pokazuje jakie są dostępne gałęzie i oznacza * gałąź na której obecnie jesteś (aktywną)</text:p>
      <text:p text:style-name="P1"/>
      <text:p text:style-name="P1">git branch nazwa_galezi</text:p>
      <text:p text:style-name="P1">-tworzy nową gałąź o nazwie nazwa_galezi</text:p>
      <text:p text:style-name="P1"/>
      <text:p text:style-name="P1">git checkout nazwa_galezi</text:p>
      <text:p text:style-name="P1">-przełączenie się (przejście) na gałąź o nazwie nazwa_galezi</text:p>
      <text:p text:style-name="P1"/>
      <text:p text:style-name="P1">git checkout master -przełączenie się na gałąź główną (lokalnie)</text:p>
      <text:p text:style-name="P1">git merge nazwa_galezi - scalenie dwóch gazłezi w jedną (trzeba najpierw przełączyć się na gałąź, do której chcesz zmiany scalić - do tej wyższej/główniejszej gałęzi)</text:p>
      <text:p text:style-name="P1"/>
      <text:p text:style-name="P1">git branch -d nazwa_galezi - usunięcie gałęzi</text:p>
      <text:p text:style-name="P1"/>
      <text:p text:style-name="P1">git branch --merged</text:p>
      <text:p text:style-name="P1">-pokazuje, które gałęzie już zostały scalone do gałęzi aktywnej (można wtedy spokojnie użyć git branch -d nazwa_galezi, aby usunąć wtedy już zbędną gałąź)</text:p>
      <text:p text:style-name="P1"/>
      <text:p text:style-name="P1">git branch --no-merged</text:p>
      <text:p text:style-name="P1">-pokazuje, które gałęzie nie zostały jeszcze scalone do gałęzi aktywnej (aby usunąć taką niescaloną jeszcze gałąź to trzebaby użyć git branch -D nazwa_galezi - duża litera D zamiast małej)</text:p>
      <text:p text:style-name="P1"/>
      <text:p text:style-name="P1"/>
      <text:p text:style-name="P1"/>
      <text:p text:style-name="P2">GIT - POZOSTAŁE KOMENDY</text:p>
      <text:p text:style-name="P1"/>
      <text:p text:style-name="P1">git status</text:p>
      <text:p text:style-name="P1">-sprawdzenie stanu plików - informuje czy pliki są aktualne </text:p>
      <text:p text:style-name="P1"/>
      <text:p text:style-name="P1">git diff</text:p>
      <text:p text:style-name="P1">-pokazuje co zmienione w poszczególnych plikach - które linie zostały dodane, a które usunięte (zmiany spoza poczekalni)</text:p>
      <text:p text:style-name="P1"/>
      <text:p text:style-name="P1">git diff --cached</text:p>
      <text:p text:style-name="P1">-pokazuje zmiany wysłane dotąd do poczekalni </text:p>
      <text:p text:style-name="P1"/>
      <text:p text:style-name="P1">git rm nazwa_pliku</text:p>
      <text:p text:style-name="P1">-usuwa z repozytorium plik nazwa_pliku, a także kasuje go z katalogu roboczego (plik musiał być wcześniej dodany do repozytorium)</text:p>
      <text:p text:style-name="P1"/>
      <text:p text:style-name="P1"><text:s/></text:p>
      <text:p text:style-name="P1"/>
      <text:p text:style-name="P1"/>
      <text:p text:style-name="P1"/>
      <text:p text:style-name="P1">https://git-scm.com/book/pl/v1/Ga%C5%82%C4%99zie-Gita-Ga%C5%82%C4%99zie-zdalne</text:p>
      <text:p text:style-name="P1"><text:soft-page-break/></text:p>
      <text:p text:style-name="P1">Do przerobienia (pominięte):</text:p>
      <text:p text:style-name="P1">https://git-scm.com/book/pl/v1/Podstawy-Gita-Praca-ze-zdalnym-repozytori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2:18:44.626604923</meta:creation-date>
    <dc:date>2017-02-10T12:23:21.163474049</dc:date>
    <meta:editing-duration>PT4M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6" meta:paragraph-count="166" meta:word-count="1152" meta:character-count="7936" meta:non-whitespace-character-count="6901"/>
  </office:meta>
</office:document-meta>
</file>